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11" table:number-rows-spanned="1">
            <text:p>Time Taken to execute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Datas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1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11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11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11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11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11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number-columns-repeated="11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11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11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3:14:53.102091638</meta:creation-date>
    <dc:date>2019-05-27T23:34:03.743329494</dc:date>
    <meta:editing-duration>PT9M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